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left="0.132cm" fo:margin-right="0cm" fo:text-indent="0cm" style:auto-text-indent="false"/>
      <style:text-properties officeooo:paragraph-rsid="00096268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96268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962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free online textbook <text:a xlink:type="simple" xlink:href="https://socviz.co/" office:target-frame-name="_blank" xlink:show="new" text:style-name="Internet_20_link" text:visited-style-name="Visited_20_Internet_20_Link"><text:span text:style-name="Emphasis">Data Visualisation: a Practical Introduction</text:span></text:a><text:span text:style-name="Emphasis"> </text:span>by Keiran Healey is a great resource on visualisation but uses the R programming language rather than Python.</text:p>
      <text:p text:style-name="Text_20_body"><text:span text:style-name="T1">There are s</text:span>ome other good books on data visualisation are:</text:p>
      <text:list xml:id="list264481120" text:style-name="L2">
        <text:list-item>
          <text:p text:style-name="P6"><text:span text:style-name="T3">Storytelling with Data: A Data Visualization Guide for Business Professionals</text:span> by Cole Nussbaumer Knaflic </text:p>
        </text:list-item>
        <text:list-item>
          <text:p text:style-name="P6"><text:span text:style-name="T3">Fundamentals of Data Visualization: A Primer on Making Informative and Compelling Figures</text:span> by Claus O. Wilke<text:bookmark text:name="productTitle1"/> </text:p>
        </text:list-item>
        <text:list-item>
          <text:p text:style-name="P6"><text:span text:style-name="T3">Truthful Art, The: Data, Charts, and Maps for Communication (Voices That Matter)</text:span> by Alberto Cairo </text:p>
        </text:list-item>
        <text:list-item>
          <text:p text:style-name="P6"><text:span text:style-name="T3">Data Visualization in Python with Pandas and Matplotlib</text:span> by David Landup </text:p>
        </text:list-item>
        <text:list-item>
          <text:p text:style-name="P5"><text:span text:style-name="T3">Python for Data Visualization for Beginners: Visualize Your Data using Pandas, Matplotlib and Seaborn</text:span> </text:p>
        </text:list-item>
      </text:list>
      <text:p text:style-name="Text_20_body">It is <text:span text:style-name="T2">not</text:span> necessary to purchase any of these textbook<text:span text:style-name="T1">s</text:span>, they are only provided here as a reading list for interested student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4:00:46.489261289</meta:creation-date>
    <dc:date>2023-01-27T14:03:17.843618749</dc:date>
    <meta:editing-duration>PT2M32S</meta:editing-duration>
    <meta:editing-cycles>1</meta:editing-cycles>
    <meta:document-statistic meta:table-count="0" meta:image-count="0" meta:object-count="0" meta:page-count="1" meta:paragraph-count="8" meta:word-count="134" meta:character-count="853" meta:non-whitespace-character-count="727"/>
    <meta:generator>LibreOffice/7.3.7.2$Linux_X86_64 LibreOffice_project/30$Build-2</meta:generator>
  </office:meta>
</office:document-meta>
</file>